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Scanner.isSpringTestClass( Class &lt; ? &gt;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lassScanner.isJupiterSpringTestClas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lassScanner.getJavaClass( ClassSource class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lassScanner.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Scanner.TestClassScanner( Set &lt; Path &gt; classpathRoo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Scanner.scan( String ... package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estClassScanner.isJUnit4SpringTestClass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lassScanner.assertPreconditions( Set &lt; Path &gt; classpathRoo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lassScanner.isGenericSpringTestClas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